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772953" draw:marker-start="線の終点_20_1" draw:marker-start-width="0.2cm" draw:marker-end="線の終点_20_1" draw:marker-end-width="0.2cm" draw:fill="gradient" draw:fill-color="#ff8080" draw:fill-gradient-name="Tango_20_Purple" fo:min-height="5.65cm" fo:padding-top="0.075cm" fo:padding-bottom="0.075cm" fo:padding-left="0.2cm" fo:padding-right="0.2cm" draw:shadow="hidden"/>
    </style:style>
    <style:style style:name="gr2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gradient" draw:fill-color="#ff8080" draw:fill-gradient-name="Tango_20_Blue" fo:min-height="3.55cm" fo:padding-top="0.075cm" fo:padding-bottom="0.075cm" fo:padding-left="0.2cm" fo:padding-right="0.2cm" draw:shadow="hidden"/>
    </style:style>
    <style:style style:name="gr3" style:family="graphic" style:parent-style-name="standard">
      <style:graphic-properties draw:stroke="solid" svg:stroke-width="0cm" svg:stroke-color="#c5000b" draw:marker-start="線の終点_20_1" draw:marker-start-width="0.2cm" draw:marker-end="線の終点_20_1" draw:marker-end-width="0.2cm" draw:fill="gradient" draw:fill-color="#ff8080" draw:fill-gradient-name="Tango_20_Red" fo:min-height="0.75cm" fo:padding-top="0.075cm" fo:padding-bottom="0.075cm" fo:padding-left="0.2cm" fo:padding-right="0.2cm" draw:shadow="hidden"/>
    </style:style>
    <style:style style:name="gr4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solid" draw:fill-color="#333366" fo:min-height="1.75cm" fo:padding-top="0.075cm" fo:padding-bottom="0.075cm" fo:padding-left="0.2cm" fo:padding-right="0.2cm" draw:shadow="hidden"/>
    </style:style>
    <style:style style:name="gr5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solid" draw:fill-color="#e6e6ff" fo:min-height="0.204cm" fo:padding-top="0.075cm" fo:padding-bottom="0.075cm" fo:padding-left="0.2cm" fo:padding-right="0.2cm" draw:shadow="hidden"/>
    </style:style>
    <style:style style:name="gr6" style:family="graphic" style:parent-style-name="standard">
      <style:graphic-properties draw:stroke="solid" svg:stroke-width="0cm" svg:stroke-color="#3465a4" draw:marker-start="線の終点_20_1" draw:marker-start-width="0.2cm" draw:marker-end="線の終点_20_1" draw:marker-end-width="0.2cm" draw:fill="solid" draw:fill-color="#e6e6ff" fo:min-height="0.704cm" fo:padding-top="0.075cm" fo:padding-bottom="0.075cm" fo:padding-left="0.2cm" fo:padding-right="0.2cm" draw:shadow="hidden"/>
    </style:style>
    <style:style style:name="gr7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solid" draw:fill-color="#9999ff" fo:min-height="0.704cm" fo:padding-top="0.075cm" fo:padding-bottom="0.075cm" fo:padding-left="0.2cm" fo:padding-right="0.2cm" draw:shadow="hidden"/>
    </style:style>
    <style:style style:name="gr8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solid" draw:fill-color="#ccffcc" fo:min-height="0.45cm" fo:padding-top="0.075cm" fo:padding-bottom="0.075cm" fo:padding-left="0.2cm" fo:padding-right="0.2cm" draw:shadow="hidden"/>
    </style:style>
    <style:style style:name="gr9" style:family="graphic" style:parent-style-name="standard">
      <style:graphic-properties draw:stroke="solid" svg:stroke-width="0cm" svg:stroke-color="#314004" draw:marker-start="線の終点_20_1" draw:marker-start-width="0.2cm" draw:marker-end="線の終点_20_1" draw:marker-end-width="0.2cm" draw:fill="gradient" draw:fill-color="#ff8080" draw:fill-gradient-name="Subtle_20_Tango_20_Green" fo:min-height="0.55cm" fo:padding-top="0.075cm" fo:padding-bottom="0.075cm" fo:padding-left="0.2cm" fo:padding-right="0.2cm" draw:shadow="hidden"/>
    </style:style>
    <style:style style:name="gr10" style:family="graphic" style:parent-style-name="objectwithoutfill">
      <style:graphic-properties svg:stroke-width="0.1cm" draw:marker-start="Arrow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1" style:family="graphic" style:parent-style-name="standard">
      <style:graphic-properties draw:stroke="none" svg:stroke-color="#000000" draw:fill="none" draw:fill-color="#ffffff" fo:min-height="0.428cm"/>
    </style:style>
    <style:style style:name="gr12" style:family="graphic" style:parent-style-name="standard">
      <style:graphic-properties draw:stroke="none" svg:stroke-color="#000000" draw:fill="none" draw:fill-color="#ffffff" fo:min-height="0.634cm"/>
    </style:style>
    <style:style style:name="gr13" style:family="graphic" style:parent-style-name="standard">
      <style:graphic-properties draw:stroke="solid" svg:stroke-color="#ff950e" draw:fill="gradient" draw:fill-color="#ffffff" draw:fill-gradient-name="Tango_20_Yellow" fo:min-height="4.85cm" draw:shadow="hidden"/>
    </style:style>
    <style:style style:name="gr14" style:family="graphic" style:parent-style-name="standard">
      <style:graphic-properties draw:stroke="solid" svg:stroke-color="#579d1c" draw:fill="gradient" draw:fill-color="#ffffff" draw:fill-gradient-name="Deep_20_Green" fo:min-height="0.374cm" draw:shadow="hidden"/>
    </style:style>
    <style:style style:name="gr15" style:family="graphic" style:parent-style-name="standard">
      <style:graphic-properties draw:stroke="solid" svg:stroke-color="#c5000b" draw:fill="gradient" draw:fill-color="#ffffff" draw:fill-gradient-name="Tango_20_Orange" fo:min-height="3.65cm" draw:shadow="hidden"/>
    </style:style>
    <style:style style:name="gr16" style:family="graphic" style:parent-style-name="standard">
      <style:graphic-properties draw:stroke="solid" svg:stroke-width="0cm" svg:stroke-color="#4b1f6f" draw:marker-start="線の終点_20_1" draw:marker-start-width="0.2cm" draw:marker-end="線の終点_20_1" draw:marker-end-width="0.2cm" draw:fill="gradient" draw:fill-color="#ff8080" draw:fill-gradient-name="Droonga" fo:min-height="1.95cm" fo:padding-top="0.075cm" fo:padding-bottom="0.075cm" fo:padding-left="0.2cm" fo:padding-right="0.2cm" draw:shadow="hidden"/>
    </style:style>
    <style:style style:name="gr17" style:family="graphic" style:parent-style-name="standard">
      <style:graphic-properties draw:stroke="solid" svg:stroke-width="0cm" svg:stroke-color="#004586" draw:marker-start="線の終点_20_1" draw:marker-start-width="0.2cm" draw:marker-end="線の終点_20_1" draw:marker-end-width="0.2cm" draw:fill="gradient" draw:fill-color="#ff8080" draw:fill-gradient-name="Gradient_20_7" fo:min-height="0.45cm" fo:padding-top="0.075cm" fo:padding-bottom="0.075cm" fo:padding-left="0.2cm" fo:padding-right="0.2cm" draw:shadow="hidden"/>
    </style:style>
    <style:style style:name="gr18" style:family="graphic" style:parent-style-name="standard">
      <style:graphic-properties draw:stroke="solid" svg:stroke-width="0cm" svg:stroke-color="#7e0021" draw:marker-start="線の終点_20_1" draw:marker-start-width="0.2cm" draw:marker-end="線の終点_20_1" draw:marker-end-width="0.2cm" draw:fill="gradient" draw:fill-color="#ff8080" draw:fill-gradient-name="Gradient_20_8" fo:min-height="0.45cm" fo:padding-top="0.075cm" fo:padding-bottom="0.075cm" fo:padding-left="0.2cm" fo:padding-right="0.2cm" draw:shadow="hidden"/>
    </style:style>
    <style:style style:name="gr19" style:family="graphic" style:parent-style-name="standard">
      <style:graphic-properties draw:stroke="solid" svg:stroke-width="0cm" svg:stroke-color="#4b1f6f" draw:marker-start="線の終点_20_1" draw:marker-start-width="0.2cm" draw:marker-end="線の終点_20_1" draw:marker-end-width="0.2cm" draw:fill="gradient" draw:fill-color="#ff8080" draw:fill-gradient-name="Droonga" fo:min-height="0.45cm" fo:padding-top="0.075cm" fo:padding-bottom="0.075cm" fo:padding-left="0.2cm" fo:padding-right="0.2cm" draw:shadow="hidden"/>
    </style:style>
    <style:style style:name="gr20" style:family="graphic" style:parent-style-name="objectwithoutfill">
      <style:graphic-properties svg:stroke-width="0.1cm" svg:stroke-color="#000000" draw:marker-start="Arrow" draw:marker-start-width="0.35cm" draw:marker-end="線の終点_20_1" draw:marker-end-width="0.35cm" draw:fill="none" draw:textarea-vertical-align="middle" fo:padding-top="0.175cm" fo:padding-bottom="0.175cm" fo:padding-left="0.3cm" fo:padding-right="0.3cm" draw:shadow="hidden"/>
    </style:style>
    <style:style style:name="gr21" style:family="graphic" style:parent-style-name="standard">
      <style:graphic-properties draw:stroke="none" svg:stroke-color="#000000" draw:fill="none" draw:fill-color="#ffffff" fo:min-height="0.45cm"/>
    </style:style>
    <style:style style:name="gr22" style:family="graphic" style:parent-style-name="standard">
      <style:graphic-properties draw:stroke="solid" svg:stroke-width="0cm" svg:stroke-color="#c5000b" draw:marker-start="線の終点_20_1" draw:marker-start-width="0.2cm" draw:marker-end="線の終点_20_1" draw:marker-end-width="0.2cm" draw:fill="gradient" draw:fill-color="#ff8080" draw:fill-gradient-name="Tango_20_Red" fo:min-height="0.486cm" fo:padding-top="0.075cm" fo:padding-bottom="0.075cm" fo:padding-left="0.2cm" fo:padding-right="0.2cm" draw:shadow="hidden"/>
    </style:style>
    <style:style style:name="gr23" style:family="graphic" style:parent-style-name="standard">
      <style:graphic-properties draw:stroke="none" svg:stroke-color="#000000" draw:fill="none" draw:fill-color="#ffffff" fo:min-height="0.55cm"/>
    </style:style>
    <style:style style:name="gr24" style:family="graphic" style:parent-style-name="standard">
      <style:graphic-properties draw:stroke="solid" svg:stroke-color="#4b1f6f" draw:fill="solid" draw:fill-color="#e6e6ff" fo:min-height="3.65cm" draw:shadow="hidden"/>
    </style:style>
    <style:style style:name="gr25" style:family="graphic" style:parent-style-name="standard">
      <style:graphic-properties draw:stroke="solid" svg:stroke-color="#000000" draw:fill="none" draw:fill-color="#ffffff" fo:min-height="0.45cm"/>
    </style:style>
    <style:style style:name="gr26" style:family="graphic" style:parent-style-name="standard">
      <style:graphic-properties draw:stroke="solid" svg:stroke-color="#dd4814" draw:fill="solid" draw:fill-color="#ffffcc" fo:min-height="5.75cm" draw:shadow="hidden"/>
    </style:style>
    <style:style style:name="gr27" style:family="graphic" style:parent-style-name="standard">
      <style:graphic-properties draw:stroke="solid" svg:stroke-color="#4b1f6f" draw:fill="solid" draw:fill-color="#e6e6ff" fo:min-height="4.45cm" draw:shadow="hidden"/>
    </style:style>
    <style:style style:name="gr28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0.45cm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color="#dd4814" draw:fill="solid" draw:fill-color="#ffffcc" fo:min-height="6.55cm" draw:shadow="hidden"/>
    </style:style>
    <style:style style:name="gr30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0.35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ff950e" draw:marker-start-width="0.35cm" draw:marker-end-width="0.35cm" draw:fill="solid" draw:fill-color="#ffff99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32" style:family="graphic" style:parent-style-name="standard">
      <style:graphic-properties draw:stroke="solid" svg:stroke-color="#cc3300" draw:fill="solid" draw:fill-color="#ff6600" fo:min-height="0.4cm"/>
    </style:style>
    <style:style style:name="gr33" style:family="graphic" style:parent-style-name="objectwithoutfill">
      <style:graphic-properties svg:stroke-width="0.1cm" svg:stroke-color="#c5000b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4" style:family="graphic" style:parent-style-name="standard">
      <style:graphic-properties draw:stroke="none" svg:stroke-color="#000000" draw:fill="none" draw:fill-color="#ffffff" fo:min-height="0.6cm"/>
    </style:style>
    <style:style style:name="gr35" style:family="graphic" style:parent-style-name="standard">
      <style:graphic-properties draw:stroke="solid" svg:stroke-width="0cm" svg:stroke-color="#000000" draw:marker-start-width="0.2cm" draw:marker-end-width="0.2cm" draw:fill="none" draw:fill-color="#ffffff" fo:min-height="0.45cm" fo:padding-top="0.125cm" fo:padding-bottom="0.125cm" fo:padding-left="0.25cm" fo:padding-right="0.25cm"/>
    </style:style>
    <style:style style:name="gr36" style:family="graphic" style:parent-style-name="standard">
      <style:graphic-properties draw:stroke="none" svg:stroke-color="#000000" draw:fill="none" draw:fill-color="#ffffff" fo:min-height="0.8cm"/>
    </style:style>
    <style:style style:name="gr37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0.25cm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cm" svg:stroke-color="#ffd320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39" style:family="graphic" style:parent-style-name="standard">
      <style:graphic-properties draw:stroke="solid" svg:stroke-color="#004586" draw:fill="gradient" draw:fill-color="#ffffff" draw:fill-gradient-name="Sun-Set" fo:min-height="0.85cm" draw:shadow="hidden"/>
    </style:style>
    <style:style style:name="gr40" style:family="graphic" style:parent-style-name="standard">
      <style:graphic-properties draw:stroke="solid" svg:stroke-color="#7e0021" draw:fill="gradient" draw:fill-color="#ffffff" draw:fill-gradient-name="Tango_20_Yellow" fo:min-height="0.916cm" draw:shadow="hidden"/>
    </style:style>
    <style:style style:name="gr41" style:family="graphic" style:parent-style-name="standard">
      <style:graphic-properties draw:stroke="solid" svg:stroke-color="#579d1c" draw:fill="gradient" draw:fill-color="#ffffff" draw:fill-gradient-name="Deep_20_Green" fo:min-height="0.316cm" draw:shadow="hidden"/>
    </style:style>
    <style:style style:name="gr42" style:family="graphic" style:parent-style-name="standard">
      <style:graphic-properties draw:stroke="solid" svg:stroke-color="#c5000b" draw:fill="gradient" draw:fill-color="#ffffff" draw:fill-gradient-name="Tango_20_Orange" fo:min-height="3.25cm" draw:shadow="hidden"/>
    </style:style>
    <style:style style:name="gr43" style:family="graphic" style:parent-style-name="standard">
      <style:graphic-properties draw:stroke="solid" svg:stroke-width="0cm" svg:stroke-color="#c5000b" draw:marker-start="線の終点_20_1" draw:marker-start-width="0.2cm" draw:marker-end="線の終点_20_1" draw:marker-end-width="0.2cm" draw:fill="gradient" draw:fill-color="#ff8080" draw:fill-gradient-name="Tango_20_Yellow" fo:min-height="1.15cm" fo:padding-top="0.075cm" fo:padding-bottom="0.075cm" fo:padding-left="0.2cm" fo:padding-right="0.2cm" draw:shadow="hidden"/>
    </style:style>
    <style:style style:name="gr44" style:family="graphic" style:parent-style-name="standard">
      <style:graphic-properties draw:stroke="solid" svg:stroke-width="0.1cm" svg:stroke-color="#7e0021" draw:marker-start="線の終点_20_1" draw:marker-start-width="0.35cm" draw:marker-end="線の終点_20_1" draw:marker-end-width="0.35cm" draw:fill="gradient" draw:fill-color="#ff8080" draw:fill-gradient-name="Gradient_20_8" fo:min-height="0.45cm" fo:padding-top="0.125cm" fo:padding-bottom="0.125cm" fo:padding-left="0.25cm" fo:padding-right="0.25cm" draw:shadow="hidden"/>
    </style:style>
    <style:style style:name="gr45" style:family="graphic" style:parent-style-name="standard">
      <style:graphic-properties draw:stroke="solid" svg:stroke-color="#004586" draw:fill="gradient" draw:fill-color="#ffffff" draw:fill-gradient-name="Sun-Set" fo:min-height="3.95cm" draw:shadow="hidden"/>
    </style:style>
    <style:style style:name="gr46" style:family="graphic" style:parent-style-name="standard">
      <style:graphic-properties draw:stroke="solid" svg:stroke-color="#7e0021" draw:fill="gradient" draw:fill-color="#ffffff" draw:fill-gradient-name="Tango_20_Yellow" fo:min-height="1.75cm" draw:shadow="hidden"/>
    </style:style>
    <style:style style:name="gr47" style:family="graphic" style:parent-style-name="standard">
      <style:graphic-properties draw:stroke="solid" svg:stroke-width="0cm" svg:stroke-color="#660066" draw:marker-start="線の終点_20_1" draw:marker-start-width="0.2cm" draw:marker-end="線の終点_20_1" draw:marker-end-width="0.2cm" draw:fill="gradient" draw:fill-color="#ff8080" draw:fill-gradient-name="Droonga" fo:min-height="1.05cm" fo:padding-top="0.075cm" fo:padding-bottom="0.075cm" fo:padding-left="0.2cm" fo:padding-right="0.2cm" draw:shadow="hidden"/>
    </style:style>
    <style:style style:name="gr48" style:family="graphic" style:parent-style-name="standard">
      <style:graphic-properties draw:stroke="solid" svg:stroke-width="0cm" svg:stroke-color="#c5000b" draw:marker-start="線の終点_20_1" draw:marker-start-width="0.2cm" draw:marker-end="線の終点_20_1" draw:marker-end-width="0.2cm" draw:fill="gradient" draw:fill-color="#ff8080" draw:fill-gradient-name="Tango_20_Red" fo:min-height="1.25cm" fo:padding-top="0.075cm" fo:padding-bottom="0.075cm" fo:padding-left="0.2cm" fo:padding-right="0.2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center"/>
      <style:text-properties fo:color="#000000" fo:font-size="10.5pt" style:font-size-asian="10.5pt" style:font-size-complex="10.5pt"/>
    </style:style>
    <style:style style:name="P4" style:family="paragraph">
      <style:paragraph-properties fo:text-align="center"/>
      <style:text-properties fo:color="#ffffff" fo:font-size="10.5pt" style:font-size-asian="10.5pt" style:font-size-complex="10.5pt"/>
    </style:style>
    <style:style style:name="P5" style:family="paragraph">
      <style:paragraph-properties fo:text-align="center"/>
      <style:text-properties fo:color="#461900" fo:font-size="10.5pt" style:font-size-asian="10.5pt" style:font-size-complex="10.5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0000" fo:font-size="10.5pt" style:font-size-asian="10.5pt" style:font-size-complex="10.5pt"/>
    </style:style>
    <style:style style:name="P8" style:family="paragraph">
      <style:text-properties fo:color="#000000" fo:font-size="10.5pt" style:font-size-asian="10.5pt" style:font-size-complex="10.5pt"/>
    </style:style>
    <style:style style:name="P9" style:family="paragraph">
      <style:paragraph-properties>
        <style:tab-stops>
          <style:tab-stop style:position="0.596cm"/>
          <style:tab-stop style:position="0.95cm"/>
        </style:tab-stops>
      </style:paragraph-properties>
    </style:style>
    <style:style style:name="P10" style:family="paragraph">
      <style:text-properties fo:font-size="10.5pt" style:font-size-asian="10.5pt" style:font-size-complex="10.5pt"/>
    </style:style>
    <style:style style:name="P11" style:family="paragraph">
      <style:paragraph-properties>
        <style:tab-stops>
          <style:tab-stop style:position="0.596cm"/>
        </style:tab-stops>
      </style:paragraph-properties>
    </style:style>
    <style:style style:name="P12" style:family="paragraph">
      <style:paragraph-properties>
        <style:tab-stops>
          <style:tab-stop style:position="1.707cm"/>
          <style:tab-stop style:position="1.807cm"/>
        </style:tab-stops>
      </style:paragraph-properties>
    </style:style>
    <style:style style:name="P13" style:family="paragraph">
      <style:paragraph-properties>
        <style:tab-stops>
          <style:tab-stop style:position="1.707cm"/>
        </style:tab-stops>
      </style:paragraph-properties>
    </style:style>
    <style:style style:name="P14" style:family="paragraph">
      <style:paragraph-properties>
        <style:tab-stops>
          <style:tab-stop style:position="0.596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15" style:family="paragraph">
      <style:paragraph-properties>
        <style:tab-stops>
          <style:tab-stop style:position="1.707cm"/>
          <style:tab-stop style:position="1.807cm"/>
        </style:tab-stops>
      </style:paragraph-properties>
      <style:text-properties fo:font-size="10.5pt" style:font-size-asian="10.5pt" style:font-size-complex="10.5pt"/>
    </style:style>
    <style:style style:name="P16" style:family="paragraph">
      <style:paragraph-properties>
        <style:tab-stops>
          <style:tab-stop style:position="1.707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17" style:family="paragraph">
      <style:paragraph-properties fo:text-align="center"/>
      <style:text-properties fo:color="#ff3300" fo:font-size="10.5pt" style:font-size-asian="10.5pt" style:font-size-complex="10.5pt"/>
    </style:style>
    <style:style style:name="P18" style:family="paragraph">
      <style:text-properties fo:color="#ffffff" fo:font-size="10.5pt" style:font-size-asian="10.5pt" style:font-size-complex="10.5pt"/>
    </style:style>
    <style:style style:name="P19" style:family="paragraph">
      <style:text-properties fo:color="#ff3300" fo:font-size="10.5pt" style:font-size-asian="10.5pt" style:font-size-complex="10.5pt"/>
    </style:style>
    <style:style style:name="P20" style:family="paragraph">
      <style:paragraph-properties>
        <style:tab-stops>
          <style:tab-stop style:position="0.596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21" style:family="paragraph">
      <style:paragraph-properties>
        <style:tab-stops>
          <style:tab-stop style:position="1.707cm"/>
          <style:tab-stop style:position="1.807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22" style:family="paragraph">
      <style:paragraph-properties>
        <style:tab-stops>
          <style:tab-stop style:position="1.707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23" style:family="paragraph">
      <style:paragraph-properties>
        <style:tab-stops>
          <style:tab-stop style:position="1.707cm"/>
        </style:tab-stops>
      </style:paragraph-properties>
      <style:text-properties fo:font-size="10.5pt" style:font-size-asian="10.5pt" style:font-size-complex="10.5pt"/>
    </style:style>
    <style:style style:name="P24" style:family="paragraph">
      <style:paragraph-properties>
        <style:tab-stops>
          <style:tab-stop style:position="0.596cm"/>
          <style:tab-stop style:position="0.95cm"/>
        </style:tab-stops>
      </style:paragraph-properties>
      <style:text-properties fo:font-size="10.5pt" style:font-size-asian="10.5pt" style:font-size-complex="10.5pt"/>
    </style:style>
    <style:style style:name="P25" style:family="paragraph">
      <style:paragraph-properties fo:text-align="center"/>
      <style:text-properties fo:color="#ffffff"/>
    </style:style>
    <style:style style:name="P26" style:family="paragraph">
      <style:paragraph-properties fo:text-align="center"/>
      <style:text-properties fo:color="#000000"/>
    </style:style>
    <style:style style:name="T1" style:family="text">
      <style:text-properties fo:color="#ffffff" fo:font-size="10.5pt" style:font-size-asian="10.5pt" style:font-size-complex="10.5pt"/>
    </style:style>
    <style:style style:name="T2" style:family="text">
      <style:text-properties fo:color="#ffffff" fo:font-size="8pt" style:font-size-asian="8pt" style:font-size-complex="8pt"/>
    </style:style>
    <style:style style:name="T3" style:family="text">
      <style:text-properties fo:color="#000000" fo:font-size="10.5pt" style:font-size-asian="10.5pt" style:font-size-complex="10.5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461900" fo:font-size="10.5pt" style:font-size-asian="10.5pt" style:font-size-complex="10.5pt"/>
    </style:style>
    <style:style style:name="T6" style:family="text">
      <style:text-properties fo:font-size="10.5pt" fo:font-weight="bold" style:font-size-asian="10.5pt" style:font-weight-asian="bold" style:font-size-complex="10.5pt" style:font-weight-complex="bold"/>
    </style:style>
    <style:style style:name="T7" style:family="text">
      <style:text-properties fo:color="#ff3300" fo:font-size="10.5pt" style:font-size-asian="10.5pt" style:font-size-complex="10.5pt"/>
    </style:style>
    <style:style style:name="T8" style:family="text">
      <style:text-properties fo:font-size="10.5pt" fo:font-weight="normal" style:font-size-asian="10.5pt" style:font-weight-asian="normal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12.4cm" svg:height="5.8cm" svg:x="4.1cm" svg:y="7.4cm">
          <draw:text-box>
            <text:p text:style-name="P1"><text:span text:style-name="T1">Groonga</text:span></text:p>
          </draw:text-box>
        </draw:frame>
        <draw:frame draw:style-name="gr2" draw:text-style-name="P2" draw:layer="layout" svg:width="11.6cm" svg:height="3.7cm" svg:x="4.5cm" svg:y="9.2cm">
          <draw:text-box>
            <text:p text:style-name="P1"><text:span text:style-name="T1">libgroonga</text:span></text:p>
          </draw:text-box>
        </draw:frame>
        <draw:frame draw:style-name="gr3" draw:text-style-name="P2" draw:layer="layout" svg:width="5cm" svg:height="0.9cm" svg:x="10.9cm" svg:y="6.236cm">
          <draw:text-box>
            <text:p text:style-name="P1"><text:span text:style-name="T1">Rroonga</text:span></text:p>
          </draw:text-box>
        </draw:frame>
        <draw:frame draw:style-name="gr4" draw:text-style-name="P2" draw:layer="layout" svg:width="11.2cm" svg:height="1.9cm" svg:x="4.7cm" svg:y="10.8cm">
          <draw:text-box>
            <text:p text:style-name="P1"><text:span text:style-name="T1">Database feature</text:span></text:p>
            <text:p text:style-name="P1"><text:span text:style-name="T2"/></text:p>
          </draw:text-box>
        </draw:frame>
        <draw:g>
          <draw:frame draw:style-name="gr5" draw:text-style-name="P2" draw:layer="layout" svg:width="3.5cm" svg:height="0.854cm" svg:x="4.9cm" svg:y="11.6cm">
            <draw:text-box>
              <text:p text:style-name="P1"><text:span text:style-name="T3">Key management</text:span></text:p>
              <text:p text:style-name="P1"><text:span text:style-name="T2"/></text:p>
            </draw:text-box>
          </draw:frame>
          <draw:frame draw:style-name="gr5" draw:text-style-name="P2" draw:layer="layout" svg:width="3.5cm" svg:height="0.854cm" svg:x="8.5cm" svg:y="11.6cm">
            <draw:text-box>
              <text:p text:style-name="P1"><text:span text:style-name="T3">Inversed index</text:span></text:p>
              <text:p text:style-name="P1"><text:span text:style-name="T2"/></text:p>
            </draw:text-box>
          </draw:frame>
          <draw:frame draw:style-name="gr6" draw:text-style-name="P2" draw:layer="layout" svg:width="3.5cm" svg:height="0.854cm" svg:x="12.1cm" svg:y="11.6cm">
            <draw:text-box>
              <text:p text:style-name="P1"><text:span text:style-name="T3">Data store</text:span></text:p>
              <text:p text:style-name="P1"><text:span text:style-name="T2"/></text:p>
            </draw:text-box>
          </draw:frame>
        </draw:g>
        <draw:frame draw:style-name="gr7" draw:text-style-name="P2" draw:layer="layout" svg:width="7.9cm" svg:height="0.854cm" svg:x="4.7cm" svg:y="9.846cm">
          <draw:text-box>
            <text:p text:style-name="P1"><text:span text:style-name="T3">Query language</text:span></text:p>
            <text:p text:style-name="P1"><text:span text:style-name="T2"/></text:p>
          </draw:text-box>
        </draw:frame>
        <draw:frame draw:style-name="gr8" draw:text-style-name="P2" draw:layer="layout" svg:width="2.8cm" svg:height="1.269cm" svg:x="4.7cm" svg:y="7.7cm">
          <draw:text-box>
            <text:p text:style-name="P1"><text:span text:style-name="T3">Command line interface</text:span></text:p>
            <text:p text:style-name="P1"><text:span text:style-name="T2"/></text:p>
          </draw:text-box>
        </draw:frame>
        <draw:frame draw:style-name="gr9" draw:text-style-name="P2" draw:layer="layout" svg:width="11.2cm" svg:height="0.854cm" svg:x="4.6cm" svg:y="3.9cm">
          <draw:text-box>
            <text:p text:style-name="P1"><text:span text:style-name="T1">User/Application</text:span></text:p>
            <text:p text:style-name="P1"><text:span text:style-name="T2"/></text:p>
          </draw:text-box>
        </draw:frame>
        <draw:line draw:style-name="gr10" draw:text-style-name="P1" draw:layer="layout" svg:x1="5.3cm" svg:y1="4.8cm" svg:x2="5.3cm" svg:y2="7.7cm">
          <text:p/>
        </draw:line>
        <draw:line draw:style-name="gr10" draw:text-style-name="P1" draw:layer="layout" svg:x1="13.2cm" svg:y1="4.8cm" svg:x2="13.2cm" svg:y2="6.2cm">
          <text:p/>
        </draw:line>
        <draw:line draw:style-name="gr10" draw:text-style-name="P1" draw:layer="layout" svg:x1="12.1cm" svg:y1="7.2cm" svg:x2="12.1cm" svg:y2="9.7cm">
          <text:p/>
        </draw:line>
        <draw:line draw:style-name="gr10" draw:text-style-name="P1" draw:layer="layout" svg:x1="14.1cm" svg:y1="7.1cm" svg:x2="14.1cm" svg:y2="10.7cm">
          <text:p/>
        </draw:line>
        <draw:frame draw:style-name="gr11" draw:text-style-name="P2" draw:layer="layout" svg:width="2.7cm" svg:height="1.496cm" svg:x="5cm" svg:y="5.519cm">
          <draw:text-box>
            <text:p text:style-name="P1"><text:span text:style-name="T4">Groonga</text:span></text:p>
            <text:p text:style-name="P1"><text:span text:style-name="T4">Commands</text:span></text:p>
            <text:p text:style-name="P1"><text:span text:style-name="T4">via CLI</text:span></text:p>
          </draw:text-box>
        </draw:frame>
        <draw:frame draw:style-name="gr12" draw:text-style-name="P2" draw:layer="layout" svg:width="4.3cm" svg:height="1.081cm" svg:x="12.6cm" svg:y="4.919cm">
          <draw:text-box>
            <text:p text:style-name="P1"><text:span text:style-name="T4">Ruby</text:span></text:p>
            <text:p text:style-name="P1"><text:span text:style-name="T4">method calls</text:span></text:p>
          </draw:text-box>
        </draw:frame>
        <draw:frame draw:style-name="gr8" draw:text-style-name="P2" draw:layer="layout" svg:width="1.6cm" svg:height="1.269cm" svg:x="7.6cm" svg:y="7.731cm">
          <draw:text-box>
            <text:p text:style-name="P1"><text:span text:style-name="T3">HTTP</text:span></text:p>
            <text:p text:style-name="P1"><text:span text:style-name="T3">Server</text:span></text:p>
            <text:p text:style-name="P1"><text:span text:style-name="T2"/></text:p>
          </draw:text-box>
        </draw:frame>
        <draw:line draw:style-name="gr10" draw:text-style-name="P1" draw:layer="layout" svg:x1="7.9cm" svg:y1="4.8cm" svg:x2="7.9cm" svg:y2="7.7cm">
          <text:p/>
        </draw:line>
        <draw:frame draw:style-name="gr11" draw:text-style-name="P2" draw:layer="layout" svg:width="2.7cm" svg:height="1.496cm" svg:x="7.6cm" svg:y="5.519cm">
          <draw:text-box>
            <text:p text:style-name="P1"><text:span text:style-name="T4">Groonga</text:span></text:p>
            <text:p text:style-name="P1"><text:span text:style-name="T4">Commands</text:span></text:p>
            <text:p text:style-name="P1"><text:span text:style-name="T4">via HTTP</text:span></text:p>
          </draw:text-box>
        </draw:frame>
      </draw:page>
      <draw:page draw:name="page2" draw:style-name="dp1" draw:master-page-name="標準">
        <draw:frame draw:style-name="gr13" draw:text-style-name="P3" draw:layer="layout" svg:width="16.1cm" svg:height="5.1cm" svg:x="3.8cm" svg:y="7cm">
          <draw:text-box>
            <text:p text:style-name="P1"><text:span text:style-name="T3">Droonga Cluster</text:span></text:p>
          </draw:text-box>
        </draw:frame>
        <draw:frame draw:style-name="gr14" draw:text-style-name="P4" draw:layer="layout" svg:width="15.7cm" svg:height="0.666cm" svg:x="4cm" svg:y="3.734cm">
          <draw:text-box>
            <text:p text:style-name="P1"><text:span text:style-name="T1">User/Application</text:span></text:p>
          </draw:text-box>
        </draw:frame>
        <draw:g>
          <draw:frame draw:style-name="gr15" draw:text-style-name="P5" draw:layer="layout" svg:width="4.1cm" svg:height="3.9cm" svg:x="4.1cm" svg:y="7.8cm">
            <draw:text-box>
              <text:p text:style-name="P1"><text:span text:style-name="T5">Droonga Node</text:span></text:p>
            </draw:text-box>
          </draw:frame>
          <draw:frame draw:style-name="gr16" draw:text-style-name="P2" draw:layer="layout" svg:width="3.72cm" svg:height="2.1cm" svg:x="4.328cm" svg:y="9.3cm">
            <draw:text-box>
              <text:p text:style-name="P1"><text:span text:style-name="T1">droonga-engine</text:span></text:p>
            </draw:text-box>
          </draw:frame>
          <draw:frame draw:style-name="gr17" draw:text-style-name="P2" draw:layer="layout" svg:width="2.734cm" svg:height="0.6cm" svg:x="4.859cm" svg:y="10.6cm">
            <draw:text-box>
              <text:p text:style-name="P1"><text:span text:style-name="T1">libgroonga</text:span></text:p>
            </draw:text-box>
          </draw:frame>
          <draw:frame draw:style-name="gr18" draw:text-style-name="P2" draw:layer="layout" svg:width="2.734cm" svg:height="0.6cm" svg:x="4.859cm" svg:y="10cm">
            <draw:text-box>
              <text:p text:style-name="P1"><text:span text:style-name="T1">Rroonga</text:span></text:p>
            </draw:text-box>
          </draw:frame>
          <draw:frame draw:style-name="gr19" draw:text-style-name="P2" draw:layer="layout" svg:width="3.72cm" svg:height="0.6cm" svg:x="4.328cm" svg:y="8.5cm">
            <draw:text-box>
              <text:p text:style-name="P1"><text:span text:style-name="T1">droonga-http-server</text:span></text:p>
            </draw:text-box>
          </draw:frame>
        </draw:g>
        <draw:g>
          <draw:frame draw:style-name="gr15" draw:text-style-name="P5" draw:layer="layout" svg:width="4.1cm" svg:height="3.9cm" svg:x="9.9cm" svg:y="7.8cm">
            <draw:text-box>
              <text:p text:style-name="P1"><text:span text:style-name="T5">Droonga Node</text:span></text:p>
            </draw:text-box>
          </draw:frame>
          <draw:frame draw:style-name="gr16" draw:text-style-name="P2" draw:layer="layout" svg:width="3.72cm" svg:height="2.1cm" svg:x="10.128cm" svg:y="9.3cm">
            <draw:text-box>
              <text:p text:style-name="P1"><text:span text:style-name="T1">droonga-engine</text:span></text:p>
            </draw:text-box>
          </draw:frame>
          <draw:frame draw:style-name="gr19" draw:text-style-name="P2" draw:layer="layout" svg:width="3.72cm" svg:height="0.6cm" svg:x="10.128cm" svg:y="8.5cm">
            <draw:text-box>
              <text:p text:style-name="P1"><text:span text:style-name="T1">droonga-http-server</text:span></text:p>
            </draw:text-box>
          </draw:frame>
        </draw:g>
        <draw:g>
          <draw:frame draw:style-name="gr15" draw:text-style-name="P5" draw:layer="layout" svg:width="4.1cm" svg:height="3.9cm" svg:x="15.4cm" svg:y="7.8cm">
            <draw:text-box>
              <text:p text:style-name="P1"><text:span text:style-name="T5">Droonga Node</text:span></text:p>
            </draw:text-box>
          </draw:frame>
          <draw:frame draw:style-name="gr16" draw:text-style-name="P2" draw:layer="layout" svg:width="3.72cm" svg:height="2.1cm" svg:x="15.628cm" svg:y="9.3cm">
            <draw:text-box>
              <text:p text:style-name="P1"><text:span text:style-name="T1">droonga-engine</text:span></text:p>
            </draw:text-box>
          </draw:frame>
          <draw:frame draw:style-name="gr19" draw:text-style-name="P2" draw:layer="layout" svg:width="3.72cm" svg:height="0.6cm" svg:x="15.628cm" svg:y="8.5cm">
            <draw:text-box>
              <text:p text:style-name="P1"><text:span text:style-name="T1">droonga-http-server</text:span></text:p>
            </draw:text-box>
          </draw:frame>
        </draw:g>
        <draw:path draw:style-name="gr20" draw:text-style-name="P1" draw:layer="layout" svg:width="1.049cm" svg:height="0.037cm" draw:transform="skewX (-1.51564392243188) rotate (-3.11977603793986) translate (9.84741654062158cm 11.3090057932228cm)" svg:viewBox="0 0 1050 38" svg:d="M1050 38c-939-1-1050-38-1050-38">
          <text:p/>
        </draw:path>
        <draw:path draw:style-name="gr20" draw:text-style-name="P1" draw:layer="layout" svg:width="1.746cm" svg:height="0cm" svg:x="13.853cm" svg:y="11.3cm" svg:viewBox="0 0 1747 0" svg:d="M0 0c963 0 1747 0 1747 0">
          <text:p/>
        </draw:path>
        <draw:frame draw:style-name="gr21" draw:text-style-name="P3" draw:layer="layout" svg:width="3.6cm" svg:height="1.081cm" svg:x="7.3cm" svg:y="10cm">
          <draw:text-box>
            <text:p text:style-name="P1"><text:span text:style-name="T3">Fluentd</text:span></text:p>
            <text:p text:style-name="P1"><text:span text:style-name="T3">protocol</text:span></text:p>
          </draw:text-box>
        </draw:frame>
        <draw:path draw:style-name="gr20" draw:text-style-name="P1" draw:layer="layout" svg:width="3.899cm" svg:height="-0.001cm" draw:transform="skewX (1.55334303427495) rotate (-1.5707963267949) translate (4.7cm 4.50058178237971cm)" svg:viewBox="0 0 3900 0" svg:d="M0 0c2191 0 3900 0 3900 0">
          <text:p/>
        </draw:path>
        <draw:frame draw:style-name="gr21" draw:text-style-name="P7" draw:layer="layout" svg:width="7.9cm" svg:height="1.496cm" svg:x="4.7cm" svg:y="5.1cm">
          <draw:text-box>
            <text:p text:style-name="P6"><text:span text:style-name="T3">Groonga compatible commands</text:span></text:p>
            <text:p text:style-name="P6"><text:span text:style-name="T3">/ Droonga native commands</text:span></text:p>
            <text:p text:style-name="P6"><text:span text:style-name="T3">via HTTP</text:span></text:p>
          </draw:text-box>
        </draw:frame>
        <draw:path draw:style-name="gr20" draw:text-style-name="P1" draw:layer="layout" svg:width="2.064cm" svg:height="1.466cm" draw:transform="skewX (0.556585498460992) rotate (-1.75981548478588) translate (15.8877645146108cm 7.57154432578081cm)" svg:viewBox="0 0 2065 1467" svg:d="M0 1467c1841 8 2065-1467 2065-1467">
          <text:p/>
        </draw:path>
        <draw:frame draw:style-name="gr21" draw:text-style-name="P8" draw:layer="layout" svg:width="3.6cm" svg:height="0.7cm" svg:x="14.8cm" svg:y="6.3cm">
          <draw:text-box>
            <text:p><text:span text:style-name="T3">Fluentd protocol</text:span></text:p>
          </draw:text-box>
        </draw:frame>
        <draw:frame draw:style-name="gr22" draw:text-style-name="P2" draw:layer="layout" svg:width="5cm" svg:height="0.636cm" svg:x="13.4cm" svg:y="5.7cm">
          <draw:text-box>
            <text:p text:style-name="P1"><text:span text:style-name="T1">droonga-client</text:span></text:p>
          </draw:text-box>
        </draw:frame>
        <draw:line draw:style-name="gr10" draw:text-style-name="P1" draw:layer="layout" svg:x1="15.2cm" svg:y1="4.4cm" svg:x2="15.2cm" svg:y2="5.8cm">
          <text:p/>
        </draw:line>
        <draw:frame draw:style-name="gr23" draw:text-style-name="P2" draw:layer="layout" svg:width="4.3cm" svg:height="0.8cm" svg:x="15.1cm" svg:y="4.7cm">
          <draw:text-box>
            <text:p text:style-name="P1"><text:span text:style-name="T4">Ruby method calls</text:span></text:p>
          </draw:text-box>
        </draw:frame>
      </draw:page>
      <draw:page draw:name="page3" draw:style-name="dp1" draw:master-page-name="標準">
        <draw:g>
          <draw:frame draw:style-name="gr24" draw:text-style-name="P3" draw:layer="layout" svg:width="6.4cm" svg:height="3.9cm" svg:x="3.3cm" svg:y="4.8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3.7cm" svg:y="6.3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3.7cm" svg:y="7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3.7cm" svg:y="7.7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3.7cm" svg:y="5.6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</draw:g>
        <draw:g>
          <draw:frame draw:style-name="gr26" draw:text-style-name="P3" draw:layer="layout" svg:width="6.4cm" svg:height="6cm" svg:x="11.5cm" svg:y="3.9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9cm" svg:y="4.7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25" draw:text-style-name="P10" draw:layer="layout" svg:width="5.6cm" svg:height="0.7cm" svg:x="11.9cm" svg:y="5.4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25" draw:text-style-name="P10" draw:layer="layout" svg:width="5.6cm" svg:height="0.7cm" svg:x="11.9cm" svg:y="6.1cm">
            <draw:text-box>
              <text:p text:style-name="P12"><text:span text:style-name="T4">Rubyist</text:span><text:span text:style-name="T4"><text:tab/></text:span><text:span text:style-name="T4">| 1</text:span></text:p>
            </draw:text-box>
          </draw:frame>
          <draw:frame draw:style-name="gr25" draw:text-style-name="P10" draw:layer="layout" svg:width="5.6cm" svg:height="0.7cm" svg:x="11.9cm" svg:y="6.8cm">
            <draw:text-box>
              <text:p text:style-name="P12"><text:span text:style-name="T4">Meetup</text:span><text:span text:style-name="T4"><text:tab/></text:span><text:span text:style-name="T4">| 1,3</text:span></text:p>
            </draw:text-box>
          </draw:frame>
          <draw:frame draw:style-name="gr25" draw:text-style-name="P10" draw:layer="layout" svg:width="5.6cm" svg:height="0.7cm" svg:x="11.9cm" svg:y="7.5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8.2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8.9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</draw:g>
        <draw:g>
          <draw:frame draw:style-name="gr27" draw:text-style-name="P3" draw:layer="layout" svg:width="6.4cm" svg:height="4.7cm" svg:x="3.3cm" svg:y="13.1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3.7cm" svg:y="14.6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3.7cm" svg:y="15.3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3.7cm" svg:y="16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3.7cm" svg:y="13.9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28" draw:text-style-name="P14" draw:layer="layout" svg:width="5.6cm" svg:height="0.8cm" svg:x="3.7cm" svg:y="16.7cm">
            <draw:text-box>
              <text:p text:style-name="P11"><text:span text:style-name="T6">4</text:span><text:span text:style-name="T6"><text:tab/></text:span><text:span text:style-name="T6">| Osaka Rubyist Meetup</text:span></text:p>
            </draw:text-box>
          </draw:frame>
        </draw:g>
        <draw:g>
          <draw:frame draw:style-name="gr27" draw:text-style-name="P3" draw:layer="layout" svg:width="6.4cm" svg:height="4.7cm" svg:x="3.3cm" svg:y="21.7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3.7cm" svg:y="23.2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3.7cm" svg:y="23.9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3.7cm" svg:y="24.6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3.7cm" svg:y="22.5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28" draw:text-style-name="P14" draw:layer="layout" svg:width="5.6cm" svg:height="0.8cm" svg:x="3.7cm" svg:y="25.3cm">
            <draw:text-box>
              <text:p text:style-name="P11"><text:span text:style-name="T6">4</text:span><text:span text:style-name="T6"><text:tab/></text:span><text:span text:style-name="T6">| Osaka Rubyist Meetup</text:span></text:p>
            </draw:text-box>
          </draw:frame>
        </draw:g>
        <draw:g>
          <draw:frame draw:style-name="gr29" draw:text-style-name="P3" draw:layer="layout" svg:width="6.4cm" svg:height="6.8cm" svg:x="11.5cm" svg:y="20.8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9cm" svg:y="21.6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25" draw:text-style-name="P10" draw:layer="layout" svg:width="5.6cm" svg:height="0.7cm" svg:x="11.9cm" svg:y="22.3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30" draw:text-style-name="P15" draw:layer="layout" svg:width="5.6cm" svg:height="0.766cm" svg:x="11.9cm" svg:y="23cm">
            <draw:text-box>
              <text:p text:style-name="P12"><text:span text:style-name="T4">Rubyist</text:span><text:span text:style-name="T4"><text:tab/></text:span><text:span text:style-name="T4">| 1,</text:span><text:span text:style-name="T6">4</text:span></text:p>
            </draw:text-box>
          </draw:frame>
          <draw:frame draw:style-name="gr30" draw:text-style-name="P15" draw:layer="layout" svg:width="5.6cm" svg:height="0.766cm" svg:x="11.9cm" svg:y="23.7cm">
            <draw:text-box>
              <text:p text:style-name="P12"><text:span text:style-name="T4">Meetup</text:span><text:span text:style-name="T4"><text:tab/></text:span><text:span text:style-name="T4">| 1,3,</text:span><text:span text:style-name="T6">4</text:span></text:p>
            </draw:text-box>
          </draw:frame>
          <draw:frame draw:style-name="gr25" draw:text-style-name="P10" draw:layer="layout" svg:width="5.6cm" svg:height="0.7cm" svg:x="11.9cm" svg:y="24.4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25.1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25.8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  <draw:frame draw:style-name="gr28" draw:text-style-name="P16" draw:layer="layout" svg:width="5.6cm" svg:height="0.8cm" svg:x="11.9cm" svg:y="26.5cm">
            <draw:text-box>
              <text:p text:style-name="P13"><text:span text:style-name="T6">Osaka</text:span><text:span text:style-name="T6"><text:tab/></text:span><text:span text:style-name="T6">| 4</text:span></text:p>
            </draw:text-box>
          </draw:frame>
        </draw:g>
        <draw:g>
          <draw:frame draw:style-name="gr26" draw:text-style-name="P3" draw:layer="layout" svg:width="6.4cm" svg:height="6cm" svg:x="11.5cm" svg:y="12.2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9cm" svg:y="13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25" draw:text-style-name="P10" draw:layer="layout" svg:width="5.6cm" svg:height="0.7cm" svg:x="11.9cm" svg:y="13.7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25" draw:text-style-name="P10" draw:layer="layout" svg:width="5.6cm" svg:height="0.7cm" svg:x="11.9cm" svg:y="14.4cm">
            <draw:text-box>
              <text:p text:style-name="P12"><text:span text:style-name="T4">Rubyist</text:span><text:span text:style-name="T4"><text:tab/></text:span><text:span text:style-name="T4">| 1</text:span></text:p>
            </draw:text-box>
          </draw:frame>
          <draw:frame draw:style-name="gr25" draw:text-style-name="P10" draw:layer="layout" svg:width="5.6cm" svg:height="0.7cm" svg:x="11.9cm" svg:y="15.1cm">
            <draw:text-box>
              <text:p text:style-name="P12"><text:span text:style-name="T4">Meetup</text:span><text:span text:style-name="T4"><text:tab/></text:span><text:span text:style-name="T4">| 1,3</text:span></text:p>
            </draw:text-box>
          </draw:frame>
          <draw:frame draw:style-name="gr25" draw:text-style-name="P10" draw:layer="layout" svg:width="5.6cm" svg:height="0.7cm" svg:x="11.9cm" svg:y="15.8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16.5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9cm" svg:y="17.2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</draw:g>
        <draw:custom-shape draw:style-name="gr31" draw:text-style-name="P17" draw:layer="layout" svg:width="1.6cm" svg:height="0.8cm" svg:x="8.756cm" svg:y="15.074cm">
          <text:p text:style-name="P1"><text:span text:style-name="T7">NEW</text:span></text:p>
          <draw:enhanced-geometry svg:viewBox="0 0 21600 21600" draw:glue-points="10800 0 0 10800 10800 21600 21600 10800 ?f40 ?f41" draw:text-areas="0 0 21600 21600" draw:type="rectangular-callout" draw:modifiers="3170.51842598376 42660.6741573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7" draw:layer="layout" svg:width="1.6cm" svg:height="0.8cm" svg:x="14.6cm" svg:y="21.8cm">
          <text:p text:style-name="P1"><text:span text:style-name="T7">NEW</text:span></text:p>
          <draw:enhanced-geometry svg:viewBox="0 0 21600 21600" draw:glue-points="10800 0 0 10800 10800 21600 21600 10800 ?f40 ?f41" draw:text-areas="0 0 21600 21600" draw:type="rectangular-callout" draw:modifiers="3170.51842598376 42660.6741573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7" draw:layer="layout" svg:width="1.6cm" svg:height="0.8cm" svg:x="15.6cm" svg:y="22.8cm">
          <text:p text:style-name="P1"><text:span text:style-name="T7">NEW</text:span></text:p>
          <draw:enhanced-geometry svg:viewBox="0 0 21600 21600" draw:glue-points="10800 0 0 10800 10800 21600 21600 10800 ?f40 ?f41" draw:text-areas="0 0 21600 21600" draw:type="rectangular-callout" draw:modifiers="-4681.57401623985 36134.83146067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7" draw:layer="layout" svg:width="1.6cm" svg:height="0.8cm" svg:x="15.4cm" svg:y="25.1cm">
          <text:p text:style-name="P1"><text:span text:style-name="T7">NEW</text:span></text:p>
          <draw:enhanced-geometry svg:viewBox="0 0 21600 21600" draw:glue-points="10800 0 0 10800 10800 21600 21600 10800 ?f40 ?f41" draw:text-areas="0 0 21600 21600" draw:type="rectangular-callout" draw:modifiers="3629.23173016864 36458.42696629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2" draw:text-style-name="P18" draw:layer="layout" svg:width="1.7cm" svg:height="0.666cm" svg:x="7.9cm" svg:y="21.334cm">
          <draw:text-box>
            <text:p><text:span text:style-name="T1">Osaka</text:span></text:p>
          </draw:text-box>
        </draw:frame>
        <draw:frame draw:style-name="gr32" draw:text-style-name="P18" draw:layer="layout" svg:width="1.8cm" svg:height="0.666cm" svg:x="9.3cm" svg:y="23.7cm">
          <draw:text-box>
            <text:p><text:span text:style-name="T1">Meetup</text:span></text:p>
          </draw:text-box>
        </draw:frame>
        <draw:frame draw:style-name="gr32" draw:text-style-name="P18" draw:layer="layout" svg:width="1.8cm" svg:height="0.666cm" svg:x="8.6cm" svg:y="22.4cm">
          <draw:text-box>
            <text:p><text:span text:style-name="T1">Rubyist</text:span></text:p>
          </draw:text-box>
        </draw:frame>
        <draw:path draw:style-name="gr33" draw:text-style-name="P1" draw:layer="layout" svg:width="2.607cm" svg:height="0.303cm" draw:transform="rotate (1.00408791867234) translate (7.60000000000001cm 25.3cm)" svg:viewBox="0 0 2608 304" svg:d="M0 0c0 0 588 277 905 300 575 42 1703-300 1703-300">
          <text:p/>
        </draw:path>
        <draw:path draw:style-name="gr33" draw:text-style-name="P1" draw:layer="layout" svg:width="3.234cm" svg:height="1.062cm" draw:transform="rotate (1.00408791867234) translate (6.66322139065675cm 24.7293489213299cm)" svg:viewBox="0 0 3235 1063" svg:d="M0 1063c0 0 537-460 1258-445 943-8 1977-618 1977-618">
          <text:p/>
        </draw:path>
        <draw:path draw:style-name="gr33" draw:text-style-name="P1" draw:layer="layout" svg:width="2.208cm" svg:height="1.794cm" draw:transform="rotate (1.00408791867234) translate (7.60000000000001cm 25.3cm)" svg:viewBox="0 0 2209 1795" svg:d="M0 0c0 0 491 399 813 905 268 422 1396 890 1396 890">
          <text:p/>
        </draw:path>
        <draw:path draw:style-name="gr33" draw:text-style-name="P1" draw:layer="layout" svg:width="2.826cm" svg:height="4.716cm" draw:transform="rotate (1.00408791867234) translate (8.22058064830374cm 23.8677585728889cm)" svg:viewBox="0 0 2827 4717" svg:d="M2569 0c0 0 1189 1496-1541 3352-928 590-1028 1365-1028 1365">
          <text:p/>
        </draw:path>
        <draw:path draw:style-name="gr33" draw:text-style-name="P1" draw:layer="layout" svg:width="0.842cm" svg:height="1.901cm" draw:transform="rotate (1.00408791867234) translate (9.84257156095515cm 23.09024883616cm)" svg:viewBox="0 0 843 1902" svg:d="M107 0c0 0-230 383-15 721 161 253 751 1181 751 1181">
          <text:p/>
        </draw:path>
        <draw:path draw:style-name="gr33" draw:text-style-name="P1" draw:layer="layout" svg:width="1.186cm" svg:height="1.518cm" draw:transform="rotate (1.00408791867234) translate (10.5815338607326cm 24.5861696290387cm)" svg:viewBox="0 0 1187 1519" svg:d="M221 0c0 0-368 353-154 690 161 253 1120 829 1120 829">
          <text:p/>
        </draw:path>
        <draw:frame draw:style-name="gr34" draw:text-style-name="P19" draw:layer="layout" svg:width="2.3cm" svg:height="0.85cm" svg:x="7cm" svg:y="20.7cm">
          <draw:text-box>
            <text:p><text:span text:style-name="T7">tokenize</text:span></text:p>
          </draw:text-box>
        </draw:frame>
      </draw:page>
      <draw:page draw:name="page4" draw:style-name="dp1" draw:master-page-name="標準">
        <draw:g>
          <draw:frame draw:style-name="gr27" draw:text-style-name="P3" draw:layer="layout" svg:width="6.4cm" svg:height="4.7cm" svg:x="2.5cm" svg:y="3.6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2.9cm" svg:y="5.1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2.9cm" svg:y="5.8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2.9cm" svg:y="6.5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2.9cm" svg:y="4.4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35" draw:text-style-name="P20" draw:layer="layout" svg:width="5.6cm" svg:height="0.7cm" svg:x="2.9cm" svg:y="7.2cm">
            <draw:text-box>
              <text:p text:style-name="P11"><text:span text:style-name="T8">4</text:span><text:span text:style-name="T8"><text:tab/></text:span><text:span text:style-name="T8">| Osaka Rubyist Meetup</text:span></text:p>
            </draw:text-box>
          </draw:frame>
        </draw:g>
        <draw:g>
          <draw:frame draw:style-name="gr29" draw:text-style-name="P3" draw:layer="layout" svg:width="6.4cm" svg:height="6.8cm" svg:x="10.7cm" svg:y="2.7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1cm" svg:y="3.5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25" draw:text-style-name="P10" draw:layer="layout" svg:width="5.6cm" svg:height="0.7cm" svg:x="11.1cm" svg:y="4.2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35" draw:text-style-name="P21" draw:layer="layout" svg:width="5.6cm" svg:height="0.7cm" svg:x="11.1cm" svg:y="4.9cm">
            <draw:text-box>
              <text:p text:style-name="P12"><text:span text:style-name="T8">Rubyist</text:span><text:span text:style-name="T8"><text:tab/></text:span><text:span text:style-name="T8">| 1,4</text:span></text:p>
            </draw:text-box>
          </draw:frame>
          <draw:frame draw:style-name="gr35" draw:text-style-name="P21" draw:layer="layout" svg:width="5.6cm" svg:height="0.7cm" svg:x="11.1cm" svg:y="5.6cm">
            <draw:text-box>
              <text:p text:style-name="P12"><text:span text:style-name="T8">Meetup</text:span><text:span text:style-name="T8"><text:tab/></text:span><text:span text:style-name="T8">| 1,3,4</text:span></text:p>
            </draw:text-box>
          </draw:frame>
          <draw:frame draw:style-name="gr25" draw:text-style-name="P10" draw:layer="layout" svg:width="5.6cm" svg:height="0.7cm" svg:x="11.1cm" svg:y="6.3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7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7.7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  <draw:frame draw:style-name="gr35" draw:text-style-name="P22" draw:layer="layout" svg:width="5.6cm" svg:height="0.7cm" svg:x="11.1cm" svg:y="8.4cm">
            <draw:text-box>
              <text:p text:style-name="P13"><text:span text:style-name="T8">Osaka</text:span><text:span text:style-name="T8"><text:tab/></text:span><text:span text:style-name="T8">| 4</text:span></text:p>
            </draw:text-box>
          </draw:frame>
        </draw:g>
        <draw:frame draw:style-name="gr32" draw:text-style-name="P18" draw:layer="layout" svg:width="1.7cm" svg:height="0.666cm" svg:x="10.3cm" svg:y="1.5cm">
          <draw:text-box>
            <text:p><text:span text:style-name="T1">Tokyo</text:span></text:p>
          </draw:text-box>
        </draw:frame>
        <draw:frame draw:style-name="gr32" draw:text-style-name="P18" draw:layer="layout" svg:width="1.8cm" svg:height="0.666cm" svg:x="14.4cm" svg:y="1.5cm">
          <draw:text-box>
            <text:p><text:span text:style-name="T1">Meetup</text:span></text:p>
          </draw:text-box>
        </draw:frame>
        <draw:frame draw:style-name="gr32" draw:text-style-name="P18" draw:layer="layout" svg:width="1.8cm" svg:height="0.666cm" svg:x="12.3cm" svg:y="1.5cm">
          <draw:text-box>
            <text:p><text:span text:style-name="T1">Rubyist</text:span></text:p>
          </draw:text-box>
        </draw:frame>
        <draw:frame draw:style-name="gr34" draw:text-style-name="P19" draw:layer="layout" svg:width="2.3cm" svg:height="0.85cm" svg:x="8.1cm" svg:y="1.9cm">
          <draw:text-box>
            <text:p><text:span text:style-name="T7">tokenize</text:span></text:p>
          </draw:text-box>
        </draw:frame>
        <draw:frame draw:style-name="gr36" draw:text-style-name="P10" draw:layer="layout" svg:width="6.2cm" svg:height="1.05cm" svg:x="2.7cm" svg:y="1.35cm">
          <draw:text-box>
            <text:p><text:span text:style-name="T4">Query: Tokyo Rubyist Meetup</text:span></text:p>
          </draw:text-box>
        </draw:frame>
        <draw:line draw:style-name="gr33" draw:text-style-name="P1" draw:layer="layout" svg:x1="8cm" svg:y1="1.8cm" svg:x2="10cm" svg:y2="1.8cm">
          <text:p/>
        </draw:line>
        <draw:g>
          <draw:frame draw:style-name="gr27" draw:text-style-name="P3" draw:layer="layout" svg:width="6.4cm" svg:height="4.7cm" svg:x="2.5cm" svg:y="12.9cm">
            <draw:text-box>
              <text:p text:style-name="P1"><text:span text:style-name="T3">Events</text:span></text:p>
            </draw:text-box>
          </draw:frame>
          <draw:frame draw:style-name="gr25" draw:text-style-name="P10" draw:layer="layout" svg:width="5.6cm" svg:height="0.7cm" svg:x="2.9cm" svg:y="14.4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2.9cm" svg:y="15.1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2.9cm" svg:y="15.8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2.9cm" svg:y="13.7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35" draw:text-style-name="P20" draw:layer="layout" svg:width="5.6cm" svg:height="0.7cm" svg:x="2.9cm" svg:y="16.5cm">
            <draw:text-box>
              <text:p text:style-name="P11"><text:span text:style-name="T8">4</text:span><text:span text:style-name="T8"><text:tab/></text:span><text:span text:style-name="T8">| Osaka Rubyist Meetup</text:span></text:p>
            </draw:text-box>
          </draw:frame>
        </draw:g>
        <draw:g>
          <draw:frame draw:style-name="gr29" draw:text-style-name="P3" draw:layer="layout" svg:width="6.4cm" svg:height="6.8cm" svg:x="10.7cm" svg:y="12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1cm" svg:y="12.8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37" draw:text-style-name="P23" draw:layer="layout" svg:width="5.6cm" svg:height="0.766cm" svg:x="11.1cm" svg:y="13.5cm">
            <draw:text-box>
              <text:p text:style-name="P13"><text:span text:style-name="T4">Tokyo</text:span><text:span text:style-name="T4"><text:tab/></text:span><text:span text:style-name="T4">| 1,2</text:span></text:p>
            </draw:text-box>
          </draw:frame>
          <draw:frame draw:style-name="gr30" draw:text-style-name="P21" draw:layer="layout" svg:width="5.6cm" svg:height="0.766cm" svg:x="11.1cm" svg:y="14.2cm">
            <draw:text-box>
              <text:p text:style-name="P12"><text:span text:style-name="T8">Rubyist</text:span><text:span text:style-name="T8"><text:tab/></text:span><text:span text:style-name="T8">| 1,4</text:span></text:p>
            </draw:text-box>
          </draw:frame>
          <draw:frame draw:style-name="gr30" draw:text-style-name="P21" draw:layer="layout" svg:width="5.6cm" svg:height="0.766cm" svg:x="11.1cm" svg:y="14.9cm">
            <draw:text-box>
              <text:p text:style-name="P12"><text:span text:style-name="T8">Meetup</text:span><text:span text:style-name="T8"><text:tab/></text:span><text:span text:style-name="T8">| 1,3,4</text:span></text:p>
            </draw:text-box>
          </draw:frame>
          <draw:frame draw:style-name="gr25" draw:text-style-name="P10" draw:layer="layout" svg:width="5.6cm" svg:height="0.7cm" svg:x="11.1cm" svg:y="15.6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16.3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17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  <draw:frame draw:style-name="gr35" draw:text-style-name="P22" draw:layer="layout" svg:width="5.6cm" svg:height="0.7cm" svg:x="11.1cm" svg:y="17.7cm">
            <draw:text-box>
              <text:p text:style-name="P13"><text:span text:style-name="T8">Osaka</text:span><text:span text:style-name="T8"><text:tab/></text:span><text:span text:style-name="T8">| 4</text:span></text:p>
            </draw:text-box>
          </draw:frame>
        </draw:g>
        <draw:frame draw:style-name="gr32" draw:text-style-name="P18" draw:layer="layout" svg:width="1.7cm" svg:height="0.666cm" svg:x="10.3cm" svg:y="10.8cm">
          <draw:text-box>
            <text:p><text:span text:style-name="T1">Tokyo</text:span></text:p>
          </draw:text-box>
        </draw:frame>
        <draw:frame draw:style-name="gr32" draw:text-style-name="P18" draw:layer="layout" svg:width="1.8cm" svg:height="0.666cm" svg:x="14.4cm" svg:y="10.8cm">
          <draw:text-box>
            <text:p><text:span text:style-name="T1">Meetup</text:span></text:p>
          </draw:text-box>
        </draw:frame>
        <draw:frame draw:style-name="gr32" draw:text-style-name="P18" draw:layer="layout" svg:width="1.8cm" svg:height="0.666cm" svg:x="12.3cm" svg:y="10.8cm">
          <draw:text-box>
            <text:p><text:span text:style-name="T1">Rubyist</text:span></text:p>
          </draw:text-box>
        </draw:frame>
        <draw:frame draw:style-name="gr36" draw:text-style-name="P10" draw:layer="layout" svg:width="6.2cm" svg:height="1.05cm" svg:x="2.7cm" svg:y="10.65cm">
          <draw:text-box>
            <text:p><text:span text:style-name="T4">Query: Tokyo Rubyist Meetup</text:span></text:p>
          </draw:text-box>
        </draw:frame>
        <draw:line draw:style-name="gr38" draw:text-style-name="P1" draw:layer="layout" svg:x1="8cm" svg:y1="11.1cm" svg:x2="10cm" svg:y2="11.1cm">
          <text:p/>
        </draw:line>
        <draw:path draw:style-name="gr33" draw:text-style-name="P1" draw:layer="layout" svg:width="1.983cm" svg:height="1.561cm" draw:transform="rotate (1.00408791867234) translate (9.73043317643938cm 12.9433964008965cm)" svg:viewBox="0 0 1984 1562" svg:d="M1984 243c0 0-714-376-1189-192-476 184-1020 1004-698 1511">
          <text:p/>
        </draw:path>
        <draw:path draw:style-name="gr33" draw:text-style-name="P1" draw:layer="layout" svg:width="3.873cm" svg:height="1.535cm" draw:transform="rotate (1.00408791867234) translate (9.73807513130176cm 13.9796650293563cm)" svg:viewBox="0 0 3874 1536" svg:d="M3874 1283c0 0-1135-1412-2470-1273-1334 138-1603 1020-1281 1526">
          <text:p/>
        </draw:path>
        <draw:path draw:style-name="gr33" draw:text-style-name="P1" draw:layer="layout" svg:width="3.259cm" svg:height="2.471cm" draw:transform="rotate (1.00408791867234) translate (13.4500353774539cm 14.250070751227cm)" svg:viewBox="0 0 3260 2472" svg:d="M3260 0c0 0-284 1603-1128 2140s-1534 383-2132-184">
          <text:p/>
        </draw:path>
        <draw:g>
          <draw:frame draw:style-name="gr27" draw:text-style-name="P3" draw:layer="layout" svg:width="6.4cm" svg:height="4.7cm" svg:x="2.5cm" svg:y="21.7cm">
            <draw:text-box>
              <text:p text:style-name="P1"><text:span text:style-name="T3">Events</text:span></text:p>
            </draw:text-box>
          </draw:frame>
          <draw:frame draw:style-name="gr30" draw:text-style-name="P24" draw:layer="layout" svg:width="5.6cm" svg:height="0.766cm" svg:x="2.9cm" svg:y="23.2cm">
            <draw:text-box>
              <text:p text:style-name="P9"><text:span text:style-name="T4">1</text:span><text:span text:style-name="T4"><text:tab/></text:span><text:span text:style-name="T4">| Tokyo Rubyist Meetup</text:span></text:p>
            </draw:text-box>
          </draw:frame>
          <draw:frame draw:style-name="gr25" draw:text-style-name="P10" draw:layer="layout" svg:width="5.6cm" svg:height="0.7cm" svg:x="2.9cm" svg:y="23.9cm">
            <draw:text-box>
              <text:p text:style-name="P11"><text:span text:style-name="T4">2</text:span><text:span text:style-name="T4"><text:tab/></text:span><text:span text:style-name="T4">| Tokyo Node Gakuen</text:span></text:p>
            </draw:text-box>
          </draw:frame>
          <draw:frame draw:style-name="gr25" draw:text-style-name="P10" draw:layer="layout" svg:width="5.6cm" svg:height="0.7cm" svg:x="2.9cm" svg:y="24.6cm">
            <draw:text-box>
              <text:p text:style-name="P11"><text:span text:style-name="T4">3</text:span><text:span text:style-name="T4"><text:tab/></text:span><text:span text:style-name="T4">| Droonga Meetup</text:span></text:p>
            </draw:text-box>
          </draw:frame>
          <draw:frame draw:style-name="gr25" draw:text-style-name="P10" draw:layer="layout" svg:width="5.6cm" svg:height="0.7cm" svg:x="2.9cm" svg:y="22.5cm">
            <draw:text-box>
              <text:p text:style-name="P9"><text:span text:style-name="T4">id</text:span><text:span text:style-name="T4"><text:tab/></text:span><text:span text:style-name="T4">| title</text:span></text:p>
            </draw:text-box>
          </draw:frame>
          <draw:frame draw:style-name="gr35" draw:text-style-name="P20" draw:layer="layout" svg:width="5.6cm" svg:height="0.7cm" svg:x="2.9cm" svg:y="25.3cm">
            <draw:text-box>
              <text:p text:style-name="P11"><text:span text:style-name="T8">4</text:span><text:span text:style-name="T8"><text:tab/></text:span><text:span text:style-name="T8">| Osaka Rubyist Meetup</text:span></text:p>
            </draw:text-box>
          </draw:frame>
        </draw:g>
        <draw:g>
          <draw:frame draw:style-name="gr29" draw:text-style-name="P3" draw:layer="layout" svg:width="6.4cm" svg:height="6.8cm" svg:x="10.7cm" svg:y="20.8cm">
            <draw:text-box>
              <text:p text:style-name="P1"><text:span text:style-name="T3">Terms</text:span></text:p>
            </draw:text-box>
          </draw:frame>
          <draw:frame draw:style-name="gr25" draw:text-style-name="P10" draw:layer="layout" svg:width="5.6cm" svg:height="0.7cm" svg:x="11.1cm" svg:y="21.6cm">
            <draw:text-box>
              <text:p text:style-name="P12"><text:span text:style-name="T4">Key</text:span><text:span text:style-name="T4"><text:tab/></text:span><text:span text:style-name="T4">| Events_title</text:span></text:p>
            </draw:text-box>
          </draw:frame>
          <draw:frame draw:style-name="gr37" draw:text-style-name="P23" draw:layer="layout" svg:width="5.6cm" svg:height="0.766cm" svg:x="11.1cm" svg:y="22.3cm">
            <draw:text-box>
              <text:p text:style-name="P13"><text:span text:style-name="T4">Tokyo</text:span><text:span text:style-name="T4"><text:tab/></text:span><text:span text:style-name="T4">| </text:span><text:span text:style-name="T6">1</text:span><text:span text:style-name="T4">,2</text:span></text:p>
            </draw:text-box>
          </draw:frame>
          <draw:frame draw:style-name="gr30" draw:text-style-name="P21" draw:layer="layout" svg:width="5.6cm" svg:height="0.766cm" svg:x="11.1cm" svg:y="23cm">
            <draw:text-box>
              <text:p text:style-name="P12"><text:span text:style-name="T8">Rubyist</text:span><text:span text:style-name="T8"><text:tab/></text:span><text:span text:style-name="T8">| </text:span><text:span text:style-name="T6">1</text:span><text:span text:style-name="T8">,4</text:span></text:p>
            </draw:text-box>
          </draw:frame>
          <draw:frame draw:style-name="gr30" draw:text-style-name="P21" draw:layer="layout" svg:width="5.6cm" svg:height="0.766cm" svg:x="11.1cm" svg:y="23.7cm">
            <draw:text-box>
              <text:p text:style-name="P12"><text:span text:style-name="T8">Meetup</text:span><text:span text:style-name="T8"><text:tab/></text:span><text:span text:style-name="T8">|</text:span><text:span text:style-name="T6"> 1</text:span><text:span text:style-name="T8">,3,4</text:span></text:p>
            </draw:text-box>
          </draw:frame>
          <draw:frame draw:style-name="gr25" draw:text-style-name="P10" draw:layer="layout" svg:width="5.6cm" svg:height="0.7cm" svg:x="11.1cm" svg:y="24.4cm">
            <draw:text-box>
              <text:p text:style-name="P13"><text:span text:style-name="T4">Node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25.1cm">
            <draw:text-box>
              <text:p text:style-name="P13"><text:span text:style-name="T4">Gakuen</text:span><text:span text:style-name="T4"><text:tab/></text:span><text:span text:style-name="T4">| 2</text:span></text:p>
            </draw:text-box>
          </draw:frame>
          <draw:frame draw:style-name="gr25" draw:text-style-name="P10" draw:layer="layout" svg:width="5.6cm" svg:height="0.7cm" svg:x="11.1cm" svg:y="25.8cm">
            <draw:text-box>
              <text:p text:style-name="P13"><text:span text:style-name="T4">Droonga</text:span><text:span text:style-name="T4"><text:tab/></text:span><text:span text:style-name="T4">| 3</text:span></text:p>
            </draw:text-box>
          </draw:frame>
          <draw:frame draw:style-name="gr35" draw:text-style-name="P22" draw:layer="layout" svg:width="5.6cm" svg:height="0.7cm" svg:x="11.1cm" svg:y="26.5cm">
            <draw:text-box>
              <text:p text:style-name="P13"><text:span text:style-name="T8">Osaka</text:span><text:span text:style-name="T8"><text:tab/></text:span><text:span text:style-name="T8">| 4</text:span></text:p>
            </draw:text-box>
          </draw:frame>
        </draw:g>
        <draw:frame draw:style-name="gr32" draw:text-style-name="P18" draw:layer="layout" svg:width="1.7cm" svg:height="0.666cm" svg:x="10.3cm" svg:y="19.6cm">
          <draw:text-box>
            <text:p><text:span text:style-name="T1">Tokyo</text:span></text:p>
          </draw:text-box>
        </draw:frame>
        <draw:frame draw:style-name="gr32" draw:text-style-name="P18" draw:layer="layout" svg:width="1.8cm" svg:height="0.666cm" svg:x="14.4cm" svg:y="19.6cm">
          <draw:text-box>
            <text:p><text:span text:style-name="T1">Meetup</text:span></text:p>
          </draw:text-box>
        </draw:frame>
        <draw:frame draw:style-name="gr32" draw:text-style-name="P18" draw:layer="layout" svg:width="1.8cm" svg:height="0.666cm" svg:x="12.3cm" svg:y="19.6cm">
          <draw:text-box>
            <text:p><text:span text:style-name="T1">Rubyist</text:span></text:p>
          </draw:text-box>
        </draw:frame>
        <draw:frame draw:style-name="gr36" draw:text-style-name="P10" draw:layer="layout" svg:width="6.2cm" svg:height="1.05cm" svg:x="2.7cm" svg:y="19.45cm">
          <draw:text-box>
            <text:p><text:span text:style-name="T4">Query: Tokyo Rubyist Meetup</text:span></text:p>
          </draw:text-box>
        </draw:frame>
        <draw:line draw:style-name="gr38" draw:text-style-name="P1" draw:layer="layout" svg:x1="8cm" svg:y1="19.9cm" svg:x2="10cm" svg:y2="19.9cm">
          <text:p/>
        </draw:line>
        <draw:path draw:style-name="gr38" draw:text-style-name="P1" draw:layer="layout" svg:width="1.983cm" svg:height="1.561cm" draw:transform="rotate (1.00408791867234) translate (9.73043317643939cm 21.7433964008965cm)" svg:viewBox="0 0 1984 1562" svg:d="M1984 243c0 0-714-376-1189-192-476 184-1020 1004-698 1511">
          <text:p/>
        </draw:path>
        <draw:path draw:style-name="gr38" draw:text-style-name="P1" draw:layer="layout" svg:width="3.873cm" svg:height="1.535cm" draw:transform="rotate (1.00408791867234) translate (9.73807513130175cm 22.7796650293563cm)" svg:viewBox="0 0 3874 1536" svg:d="M3874 1283c0 0-1135-1412-2470-1273-1334 138-1603 1020-1281 1526">
          <text:p/>
        </draw:path>
        <draw:path draw:style-name="gr38" draw:text-style-name="P1" draw:layer="layout" svg:width="3.259cm" svg:height="2.471cm" draw:transform="rotate (1.00408791867234) translate (13.4500353774539cm 23.0500707512271cm)" svg:viewBox="0 0 3260 2472" svg:d="M3260 0c0 0-284 1603-1128 2140s-1534 383-2132-184">
          <text:p/>
        </draw:path>
        <draw:path draw:style-name="gr33" draw:text-style-name="P1" draw:layer="layout" svg:width="2.33cm" svg:height="5.154cm" draw:transform="rotate (1.00408791867234) translate (7.8cm 23.6cm)" svg:viewBox="0 0 2331 5155" svg:d="M2331 5154c0 0-889 92-1856-1427-966-1518 123-3159-475-3727">
          <text:p/>
        </draw:path>
        <draw:custom-shape draw:style-name="gr31" draw:text-style-name="P17" draw:layer="layout" svg:width="2.1cm" svg:height="0.8cm" svg:x="7.2cm" svg:y="21.6cm">
          <text:p text:style-name="P1"><text:span text:style-name="T7">FOUND</text:span></text:p>
          <draw:enhanced-geometry svg:viewBox="0 0 21600 21600" draw:glue-points="10800 0 0 10800 10800 21600 21600 10800 ?f40 ?f41" draw:text-areas="0 0 21600 21600" draw:type="rectangular-callout" draw:modifiers="2415.99238457877 42660.6741573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標準">
        <draw:frame draw:style-name="gr39" draw:text-style-name="P4" draw:layer="layout" svg:width="5cm" svg:height="1.1cm" svg:x="10.9cm" svg:y="4.1cm">
          <draw:text-box>
            <text:p text:style-name="P25"><text:span text:style-name="T1">Contents Server</text:span></text:p>
          </draw:text-box>
        </draw:frame>
        <draw:frame draw:style-name="gr40" draw:text-style-name="P3" draw:layer="layout" svg:width="2.8cm" svg:height="1.166cm" svg:x="6.9cm" svg:y="5cm">
          <draw:text-box>
            <text:p text:style-name="P26"><text:span text:style-name="T3">Application Server</text:span></text:p>
          </draw:text-box>
        </draw:frame>
        <draw:path draw:style-name="gr20" draw:text-style-name="P1" draw:layer="layout" svg:width="1.65cm" svg:height="1.027cm" draw:transform="skewX (0.556585498460992) rotate (-1.75981548478588) translate (10.9cm 4.7cm)" svg:viewBox="0 0 1651 1028" svg:d="M1651 1028c-399-491-1651-1028-1651-1028">
          <text:p/>
        </draw:path>
        <draw:frame draw:style-name="gr41" draw:text-style-name="P4" draw:layer="layout" svg:width="1.7cm" svg:height="0.666cm" svg:x="3.4cm" svg:y="5.2cm">
          <draw:text-box>
            <text:p text:style-name="P1"><text:span text:style-name="T1">Client</text:span></text:p>
          </draw:text-box>
        </draw:frame>
        <draw:frame draw:style-name="gr42" draw:text-style-name="P5" draw:layer="layout" svg:width="5.4cm" svg:height="3.5cm" svg:x="10.6cm" svg:y="5.8cm">
          <draw:text-box>
            <text:p text:style-name="P1"><text:span text:style-name="T5">Index Server</text:span></text:p>
          </draw:text-box>
        </draw:frame>
        <draw:line draw:style-name="gr10" draw:text-style-name="P1" draw:layer="layout" svg:x1="6.9cm" svg:y1="5.6cm" svg:x2="5.1cm" svg:y2="5.6cm">
          <text:p/>
        </draw:line>
        <draw:g>
          <draw:frame draw:style-name="gr43" draw:text-style-name="P3" draw:layer="layout" svg:width="3cm" svg:height="1.3cm" svg:x="10.9cm" svg:y="7.8cm">
            <draw:text-box>
              <text:p text:style-name="P26"><text:span text:style-name="T3">Elasticsearch</text:span></text:p>
            </draw:text-box>
          </draw:frame>
        </draw:g>
        <draw:g>
          <draw:frame draw:style-name="gr43" draw:text-style-name="P3" draw:layer="layout" svg:width="3cm" svg:height="1.3cm" svg:x="12.6cm" svg:y="6.4cm">
            <draw:text-box>
              <text:p text:style-name="P26"><text:span text:style-name="T3">Solr</text:span></text:p>
            </draw:text-box>
          </draw:frame>
        </draw:g>
        <draw:path draw:style-name="gr20" draw:text-style-name="P1" draw:layer="layout" svg:width="1.243cm" svg:height="1.259cm" draw:transform="skewX (0.556585498460992) rotate (-1.75981548478588) translate (12.7900460053454cm 6.20657022617788cm)" svg:viewBox="0 0 1244 1260" svg:d="M1011 0c879 1080-1011 1260-1011 1260">
          <text:p/>
        </draw:path>
        <draw:path draw:style-name="gr20" draw:text-style-name="P1" draw:layer="layout" svg:width="3.108cm" svg:height="0.738cm" draw:transform="skewX (0.556585498460992) rotate (-1.75981548478588) translate (11.4815610215708cm 5.45999906405385cm)" svg:viewBox="0 0 3109 739" svg:d="M3095 0c260 1446-3095 325-3095 325">
          <text:p/>
        </draw:path>
        <draw:path draw:style-name="gr20" draw:text-style-name="P1" draw:layer="layout" svg:width="1.085cm" svg:height="2.513cm" draw:transform="skewX (0.556585498460992) rotate (-1.75981548478588) translate (10.9749208562711cm 8.20836530520755cm)" svg:viewBox="0 0 1086 2514" svg:d="M399 0c1751 2278-399 2514-399 2514">
          <text:p/>
        </draw:path>
        <draw:path draw:style-name="gr20" draw:text-style-name="P1" draw:layer="layout" svg:width="1.776cm" svg:height="3.601cm" draw:transform="skewX (0.556585498460992) rotate (-1.75981548478588) translate (12.6cm 7.5cm)" svg:viewBox="0 0 1777 3602" svg:d="M0 0c2723 3222 1505 3602 1505 3602">
          <text:p/>
        </draw:path>
        <draw:frame draw:style-name="gr39" draw:text-style-name="P4" draw:layer="layout" svg:width="5cm" svg:height="1.1cm" svg:x="10.9cm" svg:y="12cm">
          <draw:text-box>
            <text:p text:style-name="P25"><text:span text:style-name="T1">Contents Server</text:span></text:p>
          </draw:text-box>
        </draw:frame>
        <draw:frame draw:style-name="gr40" draw:text-style-name="P3" draw:layer="layout" svg:width="2.8cm" svg:height="1.166cm" svg:x="6.9cm" svg:y="12.9cm">
          <draw:text-box>
            <text:p text:style-name="P26"><text:span text:style-name="T3">Application Server</text:span></text:p>
          </draw:text-box>
        </draw:frame>
        <draw:path draw:style-name="gr20" draw:text-style-name="P1" draw:layer="layout" svg:width="1.65cm" svg:height="1.027cm" draw:transform="skewX (0.556585498460992) rotate (-1.75981548478588) translate (10.9cm 12.6cm)" svg:viewBox="0 0 1651 1028" svg:d="M1651 1028c-399-491-1651-1028-1651-1028">
          <text:p/>
        </draw:path>
        <draw:frame draw:style-name="gr41" draw:text-style-name="P4" draw:layer="layout" svg:width="1.7cm" svg:height="0.666cm" svg:x="3.4cm" svg:y="13.1cm">
          <draw:text-box>
            <text:p text:style-name="P1"><text:span text:style-name="T1">Client</text:span></text:p>
          </draw:text-box>
        </draw:frame>
        <draw:frame draw:style-name="gr42" draw:text-style-name="P5" draw:layer="layout" svg:width="5.4cm" svg:height="3.5cm" svg:x="10.6cm" svg:y="13.7cm">
          <draw:text-box>
            <text:p text:style-name="P1"><text:span text:style-name="T5">Index Server</text:span></text:p>
          </draw:text-box>
        </draw:frame>
        <draw:line draw:style-name="gr10" draw:text-style-name="P1" draw:layer="layout" svg:x1="6.9cm" svg:y1="13.5cm" svg:x2="5.1cm" svg:y2="13.5cm">
          <text:p/>
        </draw:line>
        <draw:g>
          <draw:frame draw:style-name="gr43" draw:text-style-name="P3" draw:layer="layout" svg:width="3cm" svg:height="1.3cm" svg:x="10.9cm" svg:y="15.7cm">
            <draw:text-box>
              <text:p text:style-name="P26"><text:span text:style-name="T3">Elasticsearch</text:span></text:p>
            </draw:text-box>
          </draw:frame>
          <draw:frame draw:style-name="gr44" draw:text-style-name="P2" draw:layer="layout" svg:width="1.534cm" svg:height="0.7cm" svg:x="11.666cm" svg:y="16.3cm">
            <draw:text-box>
              <text:p text:style-name="P1"><text:span text:style-name="T1">Java</text:span></text:p>
            </draw:text-box>
          </draw:frame>
        </draw:g>
        <draw:g>
          <draw:frame draw:style-name="gr43" draw:text-style-name="P3" draw:layer="layout" svg:width="3cm" svg:height="1.3cm" svg:x="12.6cm" svg:y="14.3cm">
            <draw:text-box>
              <text:p text:style-name="P26"><text:span text:style-name="T3">Solr</text:span></text:p>
            </draw:text-box>
          </draw:frame>
          <draw:frame draw:style-name="gr44" draw:text-style-name="P2" draw:layer="layout" svg:width="1.534cm" svg:height="0.7cm" svg:x="13.366cm" svg:y="14.9cm">
            <draw:text-box>
              <text:p text:style-name="P1"><text:span text:style-name="T1">Java</text:span></text:p>
            </draw:text-box>
          </draw:frame>
        </draw:g>
        <draw:path draw:style-name="gr20" draw:text-style-name="P1" draw:layer="layout" svg:width="1.243cm" svg:height="1.259cm" draw:transform="skewX (0.556585498460992) rotate (-1.75981548478588) translate (12.7900460053454cm 14.1065702261779cm)" svg:viewBox="0 0 1244 1260" svg:d="M1011 0c879 1080-1011 1260-1011 1260">
          <text:p/>
        </draw:path>
        <draw:path draw:style-name="gr20" draw:text-style-name="P1" draw:layer="layout" svg:width="3.108cm" svg:height="0.738cm" draw:transform="skewX (0.556585498460992) rotate (-1.75981548478588) translate (11.4815610215708cm 13.3599990640539cm)" svg:viewBox="0 0 3109 739" svg:d="M3095 0c260 1446-3095 325-3095 325">
          <text:p/>
        </draw:path>
        <draw:path draw:style-name="gr20" draw:text-style-name="P1" draw:layer="layout" svg:width="1.085cm" svg:height="2.513cm" draw:transform="skewX (0.556585498460992) rotate (-1.75981548478588) translate (10.9749208562711cm 16.1083653052076cm)" svg:viewBox="0 0 1086 2514" svg:d="M399 0c1751 2278-399 2514-399 2514">
          <text:p/>
        </draw:path>
        <draw:path draw:style-name="gr20" draw:text-style-name="P1" draw:layer="layout" svg:width="1.776cm" svg:height="3.601cm" draw:transform="skewX (0.556585498460992) rotate (-1.75981548478588) translate (12.6cm 15.4cm)" svg:viewBox="0 0 1777 3602" svg:d="M0 0c2723 3222 1505 3602 1505 3602">
          <text:p/>
        </draw:path>
      </draw:page>
      <draw:page draw:name="page6" draw:style-name="dp1" draw:master-page-name="標準">
        <draw:frame draw:style-name="gr45" draw:text-style-name="P4" draw:layer="layout" svg:width="5.1cm" svg:height="4.2cm" svg:x="12.3cm" svg:y="5cm">
          <draw:text-box>
            <text:p text:style-name="P25"><text:span text:style-name="T1">Contents/Index Server</text:span></text:p>
          </draw:text-box>
        </draw:frame>
        <draw:frame draw:style-name="gr46" draw:text-style-name="P3" draw:layer="layout" svg:width="3.7cm" svg:height="2cm" svg:x="6.9cm" svg:y="5cm">
          <draw:text-box>
            <text:p text:style-name="P26"><text:span text:style-name="T3">Application Server</text:span></text:p>
          </draw:text-box>
        </draw:frame>
        <draw:frame draw:style-name="gr41" draw:text-style-name="P4" draw:layer="layout" svg:width="1.7cm" svg:height="0.666cm" svg:x="3.4cm" svg:y="5.2cm">
          <draw:text-box>
            <text:p text:style-name="P1"><text:span text:style-name="T1">Client</text:span></text:p>
          </draw:text-box>
        </draw:frame>
        <draw:line draw:style-name="gr10" draw:text-style-name="P1" draw:layer="layout" svg:x1="6.9cm" svg:y1="5.6cm" svg:x2="5.1cm" svg:y2="5.6cm">
          <text:p/>
        </draw:line>
        <draw:path draw:style-name="gr20" draw:text-style-name="P1" draw:layer="layout" svg:width="1.018cm" svg:height="0.974cm" draw:transform="skewX (0.556585498460992) rotate (-1.75981548478588) translate (7.18378124919098cm 6.26204926652861cm)" svg:viewBox="0 0 1019 975" svg:d="M446 0c1511 1983-446 328-446 328">
          <text:p/>
        </draw:path>
        <draw:path draw:style-name="gr20" draw:text-style-name="P1" draw:layer="layout" svg:width="1.779cm" svg:height="3.195cm" draw:transform="skewX (0.556585498460992) rotate (-1.75981548478588) translate (13.7cm 6.6cm)" svg:viewBox="0 0 1780 3196" svg:d="M0 0c1685 1946 1780 3196 1780 3196">
          <text:p/>
        </draw:path>
        <draw:frame draw:style-name="gr47" draw:text-style-name="P2" draw:layer="layout" svg:width="3.3cm" svg:height="1.2cm" svg:x="13.7cm" svg:y="5.9cm">
          <draw:text-box>
            <text:p text:style-name="P1"><text:span text:style-name="T1">Groonga</text:span></text:p>
          </draw:text-box>
        </draw:frame>
        <draw:g>
          <draw:frame draw:style-name="gr48" draw:text-style-name="P2" draw:layer="layout" svg:width="3.2cm" svg:height="1.4cm" svg:x="7.2cm" svg:y="6cm">
            <draw:text-box>
              <text:p text:style-name="P1"><text:span text:style-name="T1">Rroonga</text:span></text:p>
            </draw:text-box>
          </draw:frame>
          <draw:frame draw:style-name="gr17" draw:text-style-name="P2" draw:layer="layout" svg:width="2.734cm" svg:height="0.6cm" svg:x="7.4cm" svg:y="6.7cm">
            <draw:text-box>
              <text:p text:style-name="P1"><text:span text:style-name="T1">libgroonga</text:span></text:p>
            </draw:text-box>
          </draw:frame>
        </draw:g>
        <draw:g>
          <draw:frame draw:style-name="gr48" draw:text-style-name="P2" draw:layer="layout" svg:width="3.2cm" svg:height="1.4cm" svg:x="12.5cm" svg:y="7.5cm">
            <draw:text-box>
              <text:p text:style-name="P1"><text:span text:style-name="T1">Rroonga</text:span></text:p>
            </draw:text-box>
          </draw:frame>
          <draw:frame draw:style-name="gr17" draw:text-style-name="P2" draw:layer="layout" svg:width="2.734cm" svg:height="0.6cm" svg:x="12.7cm" svg:y="8.2cm">
            <draw:text-box>
              <text:p text:style-name="P1"><text:span text:style-name="T1">libgroonga</text:span></text:p>
            </draw:text-box>
          </draw:frame>
        </draw:g>
        <draw:path draw:style-name="gr20" draw:text-style-name="P1" draw:layer="layout" svg:width="0.588cm" svg:height="2.222cm" draw:transform="skewX (0.556585498460992) rotate (-1.75981548478588) translate (12.5236560620391cm 8.07634238184431cm)" svg:viewBox="0 0 589 2223" svg:d="M126 0c1112 1492-126 2223-126 222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gradient draw:name="Deep_20_Green" draw:display-name="Deep Green" draw:style="linear" draw:start-color="#314004" draw:end-color="#aecf00" draw:start-intensity="100%" draw:end-intensity="100%" draw:angle="2250" draw:border="0%"/>
    <draw:gradient draw:name="Deep_20_Orange" draw:display-name="Deep Orange" draw:style="linear" draw:start-color="#ff950e" draw:end-color="#c5000b" draw:start-intensity="100%" draw:end-intensity="100%" draw:angle="450" draw:border="0%"/>
    <draw:gradient draw:name="Droonga" draw:style="linear" draw:start-color="#ad7fa8" draw:end-color="#5c3566" draw:start-intensity="100%" draw:end-intensity="100%" draw:angle="300" draw:border="0%"/>
    <draw:gradient draw:name="Gradient_20_2" draw:display-name="Gradient 2" draw:style="linear" draw:start-color="#ff950e" draw:end-color="#7e0021" draw:start-intensity="100%" draw:end-intensity="100%" draw:angle="300" draw:border="0%"/>
    <draw:gradient draw:name="Gradient_20_7" draw:display-name="Gradient 7" draw:style="linear" draw:start-color="#cfe7f5" draw:end-color="#0066cc" draw:start-intensity="100%" draw:end-intensity="100%" draw:angle="300" draw:border="0%"/>
    <draw:gradient draw:name="Gradient_20_8" draw:display-name="Gradient 8" draw:style="linear" draw:start-color="#ff8080" draw:end-color="#7e0021" draw:start-intensity="100%" draw:end-intensity="100%" draw:angle="30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Sun-Set" draw:style="linear" draw:start-color="#333366" draw:end-color="#9999cc" draw:start-intensity="100%" draw:end-intensity="100%" draw:angle="225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draw:marker draw:name="線の終点_20_1" draw:display-name="線の終点 1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17:43:10.220356673</meta:creation-date>
    <dc:date>2015-02-05T18:49:33.470310371</dc:date>
    <meta:editing-duration>PT17H48M19S</meta:editing-duration>
    <meta:editing-cycles>119</meta:editing-cycles>
    <meta:generator>LibreOffice/4.2.7.2$Linux_X86_64 LibreOffice_project/420m0$Build-2</meta:generator>
    <meta:document-statistic meta:object-count="227"/>
  </office:meta>
</office:document-meta>
</file>